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5000002B029CD000E19A578AA.png" manifest:media-type="image/png"/>
  <manifest:file-entry manifest:full-path="Pictures/1000020100000304000003111B2D31E5EEC5C33E.png" manifest:media-type="image/png"/>
  <manifest:file-entry manifest:full-path="Pictures/10000201000002E600000119EFCCB83C1022B870.png" manifest:media-type="image/png"/>
  <manifest:file-entry manifest:full-path="Pictures/10000201000003050000012AA9E2405583B2A2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684c" officeooo:paragraph-rsid="0004684c"/>
    </style:style>
    <style:style style:name="T1" style:family="text">
      <style:text-properties officeooo:rsid="0005e8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rting Prob. #<text:span text:style-name="T1">11</text:span>. Fraudulent Activity Notifications<text:line-break/></text:p>
      <text:p text:style-name="P1"><draw:frame draw:style-name="fr1" draw:name="Image1" text:anchor-type="char" svg:width="19.001cm" svg:height="17.268cm" draw:z-index="0"><draw:image xlink:href="Pictures/10000201000002F5000002B029CD000E19A578AA.png" xlink:type="simple" xlink:show="embed" xlink:actuate="onLoad" draw:mime-type="image/png"/></draw:frame><text:s/></text:p>
      <text:p text:style-name="P1"><draw:frame draw:style-name="fr1" draw:name="Image2" text:anchor-type="char" svg:width="19.001cm" svg:height="7.195cm" draw:z-index="1"><draw:image xlink:href="Pictures/10000201000002E600000119EFCCB83C1022B870.png" xlink:type="simple" xlink:show="embed" xlink:actuate="onLoad" draw:mime-type="image/png"/></draw:frame><text:s/></text:p>
      <text:p text:style-name="P1"/>
      <text:p text:style-name="P1"/>
      <text:p text:style-name="P1"><draw:frame draw:style-name="fr1" draw:name="Image3" text:anchor-type="char" svg:width="19.001cm" svg:height="19.32cm" draw:z-index="2"><draw:image xlink:href="Pictures/1000020100000304000003111B2D31E5EEC5C33E.png" xlink:type="simple" xlink:show="embed" xlink:actuate="onLoad" draw:mime-type="image/png"/></draw:frame><text:soft-page-break/><text:s/></text:p>
      <text:p text:style-name="P1"><draw:frame draw:style-name="fr1" draw:name="Image4" text:anchor-type="char" svg:width="19.001cm" svg:height="7.324cm" draw:z-index="3"><draw:image xlink:href="Pictures/10000201000003050000012AA9E2405583B2A2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7T20:10:30.201000000</meta:creation-date>
    <dc:date>2022-02-18T03:31:50.316000000</dc:date>
    <meta:editing-duration>PT5H38M50S</meta:editing-duration>
    <meta:editing-cycles>2</meta:editing-cycles>
    <meta:generator>LibreOffice/7.1.8.1$Windows_X86_64 LibreOffice_project/e1f30c802c3269a1d052614453f260e49458c82c</meta:generator>
    <meta:document-statistic meta:table-count="0" meta:image-count="4" meta:object-count="0" meta:page-count="2" meta:paragraph-count="4" meta:word-count="6" meta:character-count="56" meta:non-whitespace-character-count="47"/>
  </office:meta>
</office:document-meta>
</file>